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3.99cm"/>
    </style:style>
    <style:style style:name="Table1.B" style:family="table-column">
      <style:table-column-properties style:column-width="13.01cm"/>
    </style:style>
    <style:style style:name="Table1.A1" style:family="table-cell">
      <style:table-cell-properties style:vertical-align="middle" fo:padding="0.079cm" fo:border-left="0.75pt solid #808080" fo:border-right="none" fo:border-top="0.75pt solid #808080" fo:border-bottom="0.05pt solid #808080"/>
    </style:style>
    <style:style style:name="Table1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1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1.A5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Table1.B5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Table2" style:family="table">
      <style:table-properties style:width="17cm" table:align="center"/>
    </style:style>
    <style:style style:name="Table2.A" style:family="table-column">
      <style:table-column-properties style:column-width="3.371cm"/>
    </style:style>
    <style:style style:name="Table2.B" style:family="table-column">
      <style:table-column-properties style:column-width="13.63cm"/>
    </style:style>
    <style:style style:name="Table2.A1" style:family="table-cell">
      <style:table-cell-properties style:vertical-align="middle" fo:padding="0.079cm" fo:border-left="0.75pt solid #808080" fo:border-right="none" fo:border-top="0.75pt solid #808080" fo:border-bottom="0.05pt solid #808080"/>
    </style:style>
    <style:style style:name="Table2.B1" style:family="table-cell">
      <style:table-cell-properties style:vertical-align="middle" fo:padding="0.079cm" fo:border-left="0.05pt solid #808080" fo:border-right="0.75pt solid #808080" fo:border-top="0.75pt solid #808080" fo:border-bottom="0.05pt solid #808080"/>
    </style:style>
    <style:style style:name="Table2.A2" style:family="table-cell">
      <style:table-cell-properties style:vertical-align="middle" fo:padding="0.079cm" fo:border-left="0.75pt solid #808080" fo:border-right="none" fo:border-top="none" fo:border-bottom="0.05pt solid #808080"/>
    </style:style>
    <style:style style:name="Table2.B2" style:family="table-cell">
      <style:table-cell-properties style:vertical-align="middle" fo:padding="0.079cm" fo:border-left="0.05pt solid #808080" fo:border-right="0.75pt solid #808080" fo:border-top="none" fo:border-bottom="0.05pt solid #808080"/>
    </style:style>
    <style:style style:name="Table2.A6" style:family="table-cell">
      <style:table-cell-properties style:vertical-align="middle" fo:padding="0.079cm" fo:border-left="0.75pt solid #808080" fo:border-right="none" fo:border-top="none" fo:border-bottom="0.75pt solid #808080"/>
    </style:style>
    <style:style style:name="Table2.B6" style:family="table-cell">
      <style:table-cell-properties style:vertical-align="middle" fo:padding="0.07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rsid="0015137f" officeooo:paragraph-rsid="0015137f"/>
    </style:style>
    <style:style style:name="P2" style:family="paragraph" style:parent-style-name="Standard">
      <style:text-properties fo:font-weight="bold" officeooo:rsid="0015137f" officeooo:paragraph-rsid="0015137f" style:font-weight-asian="bold" style:font-weight-complex="bold"/>
    </style:style>
    <style:style style:name="P3" style:family="paragraph" style:parent-style-name="Standard">
      <style:text-properties fo:font-weight="bold" officeooo:rsid="0017ed3a" officeooo:paragraph-rsid="0017ed3a" style:font-weight-asian="bold" style:font-weight-complex="bold"/>
    </style:style>
    <style:style style:name="P4" style:family="paragraph" style:parent-style-name="Standard">
      <style:text-properties fo:font-weight="bold" officeooo:rsid="0017ed3a" officeooo:paragraph-rsid="001a7a31" style:font-weight-asian="bold" style:font-weight-complex="bold"/>
    </style:style>
    <style:style style:name="P5" style:family="paragraph" style:parent-style-name="Standard">
      <style:text-properties fo:font-weight="bold" officeooo:rsid="001923e6" officeooo:paragraph-rsid="001923e6" style:font-weight-asian="bold" style:font-weight-complex="bold"/>
    </style:style>
    <style:style style:name="P6" style:family="paragraph" style:parent-style-name="Standard">
      <style:text-properties fo:font-weight="bold" officeooo:rsid="001d0b87" officeooo:paragraph-rsid="001d0b87" style:font-weight-asian="bold" style:font-weight-complex="bold"/>
    </style:style>
    <style:style style:name="P7" style:family="paragraph" style:parent-style-name="Standard">
      <style:text-properties fo:font-weight="bold" officeooo:rsid="001e2b89" officeooo:paragraph-rsid="001e2b89" style:font-weight-asian="bold" style:font-weight-complex="bold"/>
    </style:style>
    <style:style style:name="P8" style:family="paragraph" style:parent-style-name="Standard">
      <style:text-properties fo:font-weight="bold" officeooo:rsid="00207beb" officeooo:paragraph-rsid="00207beb" style:font-weight-asian="bold" style:font-weight-complex="bold"/>
    </style:style>
    <style:style style:name="P9" style:family="paragraph" style:parent-style-name="Standard">
      <style:text-properties officeooo:rsid="00171f7a" officeooo:paragraph-rsid="00171f7a"/>
    </style:style>
    <style:style style:name="P10" style:family="paragraph" style:parent-style-name="Standard">
      <style:text-properties fo:font-weight="normal" officeooo:rsid="00171f7a" officeooo:paragraph-rsid="00171f7a" style:font-weight-asian="normal" style:font-weight-complex="normal"/>
    </style:style>
    <style:style style:name="P11" style:family="paragraph" style:parent-style-name="Standard">
      <style:text-properties fo:font-weight="normal" officeooo:rsid="0015137f" officeooo:paragraph-rsid="00171f7a" style:font-weight-asian="normal" style:font-weight-complex="normal"/>
    </style:style>
    <style:style style:name="P12" style:family="paragraph" style:parent-style-name="Standard">
      <style:text-properties fo:font-weight="normal" officeooo:rsid="0017ed3a" officeooo:paragraph-rsid="0017ed3a" style:font-weight-asian="normal" style:font-weight-complex="normal"/>
    </style:style>
    <style:style style:name="P13" style:family="paragraph" style:parent-style-name="Standard">
      <style:text-properties fo:font-weight="normal" officeooo:rsid="0017ed3a" officeooo:paragraph-rsid="001a7a31" style:font-weight-asian="normal" style:font-weight-complex="normal"/>
    </style:style>
    <style:style style:name="P14" style:family="paragraph" style:parent-style-name="Standard">
      <style:text-properties fo:font-weight="normal" officeooo:rsid="0017ed3a" officeooo:paragraph-rsid="001bffb5" style:font-weight-asian="normal" style:font-weight-complex="normal"/>
    </style:style>
    <style:style style:name="P15" style:family="paragraph" style:parent-style-name="Standard">
      <style:text-properties fo:font-weight="normal" officeooo:rsid="0017ed3a" officeooo:paragraph-rsid="001e2b89" style:font-weight-asian="normal" style:font-weight-complex="normal"/>
    </style:style>
    <style:style style:name="P16" style:family="paragraph" style:parent-style-name="Standard">
      <style:text-properties fo:font-weight="normal" officeooo:rsid="001923e6" officeooo:paragraph-rsid="001923e6" style:font-weight-asian="normal" style:font-weight-complex="normal"/>
    </style:style>
    <style:style style:name="P17" style:family="paragraph" style:parent-style-name="Standard">
      <style:text-properties fo:font-weight="normal" officeooo:rsid="001a7a31" officeooo:paragraph-rsid="001a7a31" style:font-weight-asian="normal" style:font-weight-complex="normal"/>
    </style:style>
    <style:style style:name="P18" style:family="paragraph" style:parent-style-name="Standard">
      <style:text-properties fo:font-weight="normal" officeooo:rsid="001bffb5" officeooo:paragraph-rsid="001bffb5" style:font-weight-asian="normal" style:font-weight-complex="normal"/>
    </style:style>
    <style:style style:name="P19" style:family="paragraph" style:parent-style-name="Standard">
      <style:text-properties fo:font-weight="normal" officeooo:rsid="001bffb5" officeooo:paragraph-rsid="00216741" style:font-weight-asian="normal" style:font-weight-complex="normal"/>
    </style:style>
    <style:style style:name="P20" style:family="paragraph" style:parent-style-name="Standard">
      <style:text-properties fo:font-weight="normal" officeooo:rsid="001d0b87" officeooo:paragraph-rsid="001d0b87" style:font-weight-asian="normal" style:font-weight-complex="normal"/>
    </style:style>
    <style:style style:name="P21" style:family="paragraph" style:parent-style-name="Standard">
      <style:text-properties fo:font-weight="normal" officeooo:rsid="001e2b89" officeooo:paragraph-rsid="001e2b89" style:font-weight-asian="normal" style:font-weight-complex="normal"/>
    </style:style>
    <style:style style:name="P22" style:family="paragraph" style:parent-style-name="Standard">
      <style:text-properties fo:font-weight="normal" officeooo:rsid="00207beb" officeooo:paragraph-rsid="00207beb" style:font-weight-asian="normal" style:font-weight-complex="normal"/>
    </style:style>
    <style:style style:name="P23" style:family="paragraph" style:parent-style-name="Standard">
      <style:text-properties fo:font-weight="normal" officeooo:rsid="00216741" officeooo:paragraph-rsid="00216741" style:font-weight-asian="normal" style:font-weight-complex="normal"/>
    </style:style>
    <style:style style:name="T1" style:family="text">
      <style:text-properties officeooo:rsid="001513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137f" style:font-weight-asian="bold" style:font-weight-complex="bold"/>
    </style:style>
    <style:style style:name="T4" style:family="text">
      <style:text-properties fo:font-weight="bold" officeooo:rsid="00171f7a" style:font-weight-asian="bold" style:font-weight-complex="bold"/>
    </style:style>
    <style:style style:name="T5" style:family="text">
      <style:text-properties fo:font-weight="bold" officeooo:rsid="0017ed3a" style:font-weight-asian="bold" style:font-weight-complex="bold"/>
    </style:style>
    <style:style style:name="T6" style:family="text">
      <style:text-properties fo:font-weight="bold" officeooo:rsid="001923e6" style:font-weight-asian="bold" style:font-weight-complex="bold"/>
    </style:style>
    <style:style style:name="T7" style:family="text">
      <style:text-properties fo:font-weight="bold" officeooo:rsid="001bffb5" style:font-weight-asian="bold" style:font-weight-complex="bold"/>
    </style:style>
    <style:style style:name="T8" style:family="text">
      <style:text-properties fo:font-weight="bold" officeooo:rsid="001d0b87" style:font-weight-asian="bold" style:font-weight-complex="bold"/>
    </style:style>
    <style:style style:name="T9" style:family="text">
      <style:text-properties fo:font-weight="bold" officeooo:rsid="001e2b89" style:font-weight-asian="bold" style:font-weight-complex="bold"/>
    </style:style>
    <style:style style:name="T10" style:family="text">
      <style:text-properties officeooo:rsid="00171f7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bffb5"/>
    </style:style>
    <style:style style:name="T13" style:family="text">
      <style:text-properties officeooo:rsid="001e2b89"/>
    </style:style>
    <style:style style:name="T14" style:family="text">
      <style:text-properties officeooo:rsid="00207beb"/>
    </style:style>
    <style:style style:name="T15" style:family="text">
      <style:text-properties officeooo:rsid="002167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gpu_sim_cycle </text:p>
          </table:table-cell>
          <table:table-cell table:style-name="Table2.B1" office:value-type="string">
            <text:p text:style-name="Table_20_Contents">Number of cycles (in Core clock) required to execute this kernel. </text:p>
          </table:table-cell>
        </table:table-row>
        <table:table-row>
          <table:table-cell table:style-name="Table2.A2" office:value-type="string">
            <text:p text:style-name="Table_20_Contents">gpu_sim_insn </text:p>
          </table:table-cell>
          <table:table-cell table:style-name="Table2.B2" office:value-type="string">
            <text:p text:style-name="Table_20_Contents">Number of instructions executed in this kernel. </text:p>
          </table:table-cell>
        </table:table-row>
        <table:table-row>
          <table:table-cell table:style-name="Table2.A2" office:value-type="string">
            <text:p text:style-name="Table_20_Contents">gpu_ipc </text:p>
          </table:table-cell>
          <table:table-cell table:style-name="Table2.B2" office:value-type="string">
            <text:p text:style-name="Table_20_Contents">gpu_sim_insn / gpu_sim_cycle </text:p>
          </table:table-cell>
        </table:table-row>
        <table:table-row>
          <table:table-cell table:style-name="Table2.A2" office:value-type="string">
            <text:p text:style-name="Table_20_Contents">gpu_tot_sim_cycle </text:p>
          </table:table-cell>
          <table:table-cell table:style-name="Table2.B2" office:value-type="string">
            <text:p text:style-name="Table_20_Contents">Total number of cycles (in Core clock) simulated for all the kernels launched so far. </text:p>
          </table:table-cell>
        </table:table-row>
        <table:table-row>
          <table:table-cell table:style-name="Table2.A2" office:value-type="string">
            <text:p text:style-name="Table_20_Contents">gpu_tot_sim_insn </text:p>
          </table:table-cell>
          <table:table-cell table:style-name="Table2.B2" office:value-type="string">
            <text:p text:style-name="Table_20_Contents">Total number of instructions executed for all the kernels launched so far. </text:p>
          </table:table-cell>
        </table:table-row>
        <table:table-row>
          <table:table-cell table:style-name="Table2.A6" office:value-type="string">
            <text:p text:style-name="Table_20_Contents">gpu_tot_ipc </text:p>
          </table:table-cell>
          <table:table-cell table:style-name="Table2.B6" office:value-type="string">
            <text:p text:style-name="Table_20_Contents">gpu_tot_sim_insn / gpu_tot_sim_cycle </text:p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maxmrqlatency </text:p>
          </table:table-cell>
          <table:table-cell table:style-name="Table1.B1" office:value-type="string">
            <text:p text:style-name="Table_20_Contents">Maximum memory queue latency (amount of time a memory request spent in the DRAM memory queue) </text:p>
          </table:table-cell>
        </table:table-row>
        <table:table-row>
          <table:table-cell table:style-name="Table1.A2" office:value-type="string">
            <text:p text:style-name="Table_20_Contents">maxmflatency </text:p>
          </table:table-cell>
          <table:table-cell table:style-name="Table1.B2" office:value-type="string">
            <text:p text:style-name="Table_20_Contents">Maximum memory fetch latency (round trip latency from shader core to DRAM and back) </text:p>
          </table:table-cell>
        </table:table-row>
        <table:table-row>
          <table:table-cell table:style-name="Table1.A2" office:value-type="string">
            <text:p text:style-name="Table_20_Contents">averagemflatency </text:p>
          </table:table-cell>
          <table:table-cell table:style-name="Table1.B2" office:value-type="string">
            <text:p text:style-name="Table_20_Contents">Average memory fetch latency </text:p>
          </table:table-cell>
        </table:table-row>
        <table:table-row>
          <table:table-cell table:style-name="Table1.A2" office:value-type="string">
            <text:p text:style-name="Table_20_Contents">max_icnt2mem_latency </text:p>
          </table:table-cell>
          <table:table-cell table:style-name="Table1.B2" office:value-type="string">
            <text:p text:style-name="Table_20_Contents">Maximum latency for a memory request to traverse from a shader core to the destinated DRAM channel </text:p>
          </table:table-cell>
        </table:table-row>
        <table:table-row>
          <table:table-cell table:style-name="Table1.A5" office:value-type="string">
            <text:p text:style-name="Table_20_Contents">max_icnt2sh_latency </text:p>
          </table:table-cell>
          <table:table-cell table:style-name="Table1.B5" office:value-type="string">
            <text:p text:style-name="Table_20_Contents">Maximum latency for a memory request to traverse from a DRAM channel back to the specified shader core </text:p>
          </table:table-cell>
        </table:table-row>
      </table:table>
      <text:p text:style-name="P2"/>
      <text:p text:style-name="P2"/>
      <text:p text:style-name="P2">///////Rodinia 3.1/lud benchmark</text:p>
      <text:p text:style-name="P1"/>
      <text:p text:style-name="P1">//without cache implementation</text:p>
      <text:p text:style-name="P1">gpu_sim_cycle = 23203</text:p>
      <text:p text:style-name="P1">gpu_sim_insn = 22350</text:p>
      <text:p text:style-name="P1">gpu_ipc = <text:s text:c="6"/>0.9632</text:p>
      <text:p text:style-name="P1">gpu_tot_sim_cycle = 980094</text:p>
      <text:p text:style-name="P1">gpu_tot_sim_insn = 39890400</text:p>
      <text:p text:style-name="P1">gpu_tot_ipc = <text:s text:c="5"/>40.7006</text:p>
      <text:p text:style-name="P1">gpu_tot_issued_cta = 0</text:p>
      <text:p text:style-name="P1">gpu_stall_dramfull = 59823</text:p>
      <text:p text:style-name="P1">gpu_stall_icnt2sh <text:s text:c="3"/>= 55504</text:p>
      <text:p text:style-name="P1"/>
      <text:p text:style-name="P1"/>
      <text:p text:style-name="P1">maxmrqlatency = 110 </text:p>
      <text:p text:style-name="P1">maxdqlatency = 0 </text:p>
      <text:p text:style-name="P1">maxmflatency = 1155 </text:p>
      <text:p text:style-name="P1">averagemflatency = 235 </text:p>
      <text:p text:style-name="P1">max_icnt2mem_latency = 1387 </text:p>
      <text:p text:style-name="P1">max_icnt2sh_latency = 980093 </text:p>
      <text:p text:style-name="P1"/>
      <text:p text:style-name="P1"/>
      <text:p text:style-name="P1"/>
      <text:p text:style-name="P1">//with cache implementation(less speed up however)</text:p>
      <text:p text:style-name="P1">in this benchmark cache size and cache duration don't bring about a significant change</text:p>
      <text:p text:style-name="P1">gpu_sim_cycle = 23203</text:p>
      <text:p text:style-name="P1">gpu_sim_insn = 22350</text:p>
      <text:p text:style-name="P1"><text:soft-page-break/>gpu_ipc = <text:s text:c="6"/>0.9632</text:p>
      <text:p text:style-name="P1">gpu_tot_sim_cycle = 978179</text:p>
      <text:p text:style-name="P1">gpu_tot_sim_insn = 39890400</text:p>
      <text:p text:style-name="P1">gpu_tot_ipc = <text:s text:c="5"/>40.7803</text:p>
      <text:p text:style-name="P1">gpu_tot_issued_cta = 0</text:p>
      <text:p text:style-name="P1">gpu_stall_dramfull = 57052</text:p>
      <text:p text:style-name="P1">gpu_stall_icnt2sh <text:s text:c="3"/>= 53691</text:p>
      <text:p text:style-name="P1"/>
      <text:p text:style-name="P1"/>
      <text:p text:style-name="P1">maxmrqlatency = 90 </text:p>
      <text:p text:style-name="P1">maxdqlatency = 0 </text:p>
      <text:p text:style-name="P1">maxmflatency = 1143 </text:p>
      <text:p text:style-name="P1">averagemflatency = 232 </text:p>
      <text:p text:style-name="P1">max_icnt2mem_latency = 1318 </text:p>
      <text:p text:style-name="P1">max_icnt2sh_latency = 978178 </text:p>
      <text:p text:style-name="P1"/>
      <text:p text:style-name="P1">//////<text:span text:style-name="T2">///////Rodinia 3.1/</text:span><text:span text:style-name="T4">hotspotorg</text:span></text:p>
      <text:p text:style-name="P1"/>
      <text:p text:style-name="P1">//<text:span text:style-name="T10">without cache implementation</text:span></text:p>
      <text:p text:style-name="P9"><text:span text:style-name="T11">gpu_sim_cycle = 202405</text:span></text:p>
      <text:p text:style-name="P10">gpu_sim_insn = 110148884</text:p>
      <text:p text:style-name="P10">gpu_ipc = <text:s text:c="4"/>544.2004</text:p>
      <text:p text:style-name="P10">gpu_tot_sim_cycle = 202405</text:p>
      <text:p text:style-name="P10">gpu_tot_sim_insn = 110148884</text:p>
      <text:p text:style-name="P10">gpu_tot_ipc = <text:s text:c="4"/>544.2004</text:p>
      <text:p text:style-name="P10">gpu_tot_issued_cta = 0</text:p>
      <text:p text:style-name="P10">gpu_stall_dramfull = 2613</text:p>
      <text:p text:style-name="P10">gpu_stall_icnt2sh <text:s text:c="3"/>= 19741</text:p>
      <text:p text:style-name="P10"/>
      <text:p text:style-name="P10">maxmrqlatency = 166 </text:p>
      <text:p text:style-name="P10">maxdqlatency = 0 </text:p>
      <text:p text:style-name="P10">maxmflatency = 812 </text:p>
      <text:p text:style-name="P10">averagemflatency = 205 </text:p>
      <text:p text:style-name="P10">max_icnt2mem_latency = 143 </text:p>
      <text:p text:style-name="P10">max_icnt2sh_latency = 202404</text:p>
      <text:p text:style-name="P10"/>
      <text:p text:style-name="P10">//with cache implementaion</text:p>
      <text:p text:style-name="P10">gpu_sim_cycle = 202489</text:p>
      <text:p text:style-name="P10">gpu_sim_insn = 110148884</text:p>
      <text:p text:style-name="P10">gpu_ipc = <text:s text:c="4"/>543.9746</text:p>
      <text:p text:style-name="P10">gpu_tot_sim_cycle = 202489</text:p>
      <text:p text:style-name="P10">gpu_tot_sim_insn = 110148884</text:p>
      <text:p text:style-name="P10">gpu_tot_ipc = <text:s text:c="4"/>543.9746</text:p>
      <text:p text:style-name="P10">gpu_tot_issued_cta = 0</text:p>
      <text:p text:style-name="P10">gpu_stall_dramfull = 2651</text:p>
      <text:p text:style-name="P10">gpu_stall_icnt2sh <text:s text:c="3"/>= 21545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maxmrqlatency = 184 </text:p>
      <text:p text:style-name="P10">maxdqlatency = 0 </text:p>
      <text:p text:style-name="P10">maxmflatency = 801 </text:p>
      <text:p text:style-name="P10">averagemflatency = 207 </text:p>
      <text:p text:style-name="P10">max_icnt2mem_latency = 122 </text:p>
      <text:p text:style-name="P10">max_icnt2sh_latency = 202488 </text:p>
      <text:p text:style-name="P10"/>
      <text:p text:style-name="P11">//////<text:span text:style-name="T2">///////Rodinia 3.1/</text:span><text:span text:style-name="T5">nw</text:span></text:p>
      <text:p text:style-name="P11"/>
      <text:p text:style-name="P11"><text:span text:style-name="T5">//without cache implementation</text:span></text:p>
      <text:p text:style-name="P12">gpu_sim_cycle = 19969</text:p>
      <text:p text:style-name="P12">gpu_sim_insn = 1126117</text:p>
      <text:p text:style-name="P12">gpu_ipc = <text:s text:c="5"/>56.3933</text:p>
      <text:p text:style-name="P12">gpu_tot_sim_cycle = 1508262</text:p>
      <text:p text:style-name="P12">gpu_tot_sim_insn = 50675265</text:p>
      <text:p text:style-name="P12">gpu_tot_ipc = <text:s text:c="5"/>33.5984</text:p>
      <text:p text:style-name="P12">gpu_tot_issued_cta = 0</text:p>
      <text:p text:style-name="P12">gpu_stall_dramfull = 657799</text:p>
      <text:p text:style-name="P12">gpu_stall_icnt2sh <text:s text:c="3"/>= 72726</text:p>
      <text:p text:style-name="P12"/>
      <text:p text:style-name="P12">maxmrqlatency = 442 </text:p>
      <text:p text:style-name="P12">maxdqlatency = 0 </text:p>
      <text:p text:style-name="P12">maxmflatency = 2484 </text:p>
      <text:p text:style-name="P12">averagemflatency = 523 </text:p>
      <text:p text:style-name="P12">max_icnt2mem_latency = 1927 </text:p>
      <text:p text:style-name="P12">max_icnt2sh_latency = 1508261 </text:p>
      <text:p text:style-name="P12"/>
      <text:p text:style-name="P3">//with cache implementation</text:p>
      <text:p text:style-name="P12">gpu_sim_cycle = 18497</text:p>
      <text:p text:style-name="P12">gpu_sim_insn = 923669</text:p>
      <text:p text:style-name="P12">gpu_ipc = <text:s text:c="5"/>49.9362</text:p>
      <text:p text:style-name="P12">gpu_tot_sim_cycle = 1186997</text:p>
      <text:p text:style-name="P12">gpu_tot_sim_insn = 34175753</text:p>
      <text:p text:style-name="P12">gpu_tot_ipc = <text:s text:c="5"/>28.7918</text:p>
      <text:p text:style-name="P12">gpu_tot_issued_cta = 0</text:p>
      <text:p text:style-name="P12">gpu_stall_dramfull = 407325</text:p>
      <text:p text:style-name="P12">gpu_stall_icnt2sh <text:s text:c="3"/>= 58106</text:p>
      <text:p text:style-name="P12"/>
      <text:p text:style-name="P12">maxmrqlatency = 458 </text:p>
      <text:p text:style-name="P12">maxdqlatency = 0 </text:p>
      <text:p text:style-name="P12">maxmflatency = 2102 </text:p>
      <text:p text:style-name="P12">averagemflatency = 496 </text:p>
      <text:p text:style-name="P12">max_icnt2mem_latency = 1709 </text:p>
      <text:p text:style-name="P12">max_icnt2sh_latency = 1186996</text:p>
      <text:p text:style-name="P12"/>
      <text:p text:style-name="P12"/>
      <text:p text:style-name="P12"><text:s/><text:span text:style-name="T1">//////</text:span><text:span text:style-name="T3">///////Rodinia 3.1/</text:span><text:span text:style-name="T6">bfs</text:span></text:p>
      <text:p text:style-name="P12"/>
      <text:p text:style-name="P12"><text:span text:style-name="T6">//without cache</text:span></text:p>
      <text:p text:style-name="P16">gpu_sim_cycle = 5835</text:p>
      <text:p text:style-name="P16">gpu_sim_insn = 917725</text:p>
      <text:p text:style-name="P16">gpu_ipc = <text:s text:c="4"/>157.2793</text:p>
      <text:p text:style-name="P16"><text:soft-page-break/>gpu_tot_sim_cycle = 5835</text:p>
      <text:p text:style-name="P16">gpu_tot_sim_insn = 917725</text:p>
      <text:p text:style-name="P16">gpu_tot_ipc = <text:s text:c="4"/>157.2793</text:p>
      <text:p text:style-name="P16">gpu_tot_issued_cta = 0</text:p>
      <text:p text:style-name="P16">gpu_stall_dramfull = 312</text:p>
      <text:p text:style-name="P16">gpu_stall_icnt2sh <text:s text:c="3"/>= 54</text:p>
      <text:p text:style-name="P16"/>
      <text:p text:style-name="P17">maxmrqlatency = 77 </text:p>
      <text:p text:style-name="P17">maxdqlatency = 0 </text:p>
      <text:p text:style-name="P17">maxmflatency = 338 </text:p>
      <text:p text:style-name="P17">averagemflatency = 263 </text:p>
      <text:p text:style-name="P17">max_icnt2mem_latency = 36 </text:p>
      <text:p text:style-name="P17">max_icnt2sh_latency = 5834 </text:p>
      <text:p text:style-name="P16"/>
      <text:p text:style-name="P5">//with cache</text:p>
      <text:p text:style-name="P17">gpu_sim_cycle = 5807</text:p>
      <text:p text:style-name="P17">gpu_sim_insn = 917725</text:p>
      <text:p text:style-name="P17">gpu_ipc = <text:s text:c="4"/>158.0377</text:p>
      <text:p text:style-name="P17">gpu_tot_sim_cycle = 5807</text:p>
      <text:p text:style-name="P17">gpu_tot_sim_insn = 917725</text:p>
      <text:p text:style-name="P17">gpu_tot_ipc = <text:s text:c="4"/>158.0377</text:p>
      <text:p text:style-name="P17">gpu_tot_issued_cta = 0</text:p>
      <text:p text:style-name="P17">gpu_stall_dramfull = 312</text:p>
      <text:p text:style-name="P17">gpu_stall_icnt2sh <text:s text:c="3"/>= 54</text:p>
      <text:p text:style-name="P17"/>
      <text:p text:style-name="P17">maxmrqlatency = 54 </text:p>
      <text:p text:style-name="P17">maxdqlatency = 0 </text:p>
      <text:p text:style-name="P17">maxmflatency = 312 </text:p>
      <text:p text:style-name="P17">averagemflatency = 262 </text:p>
      <text:p text:style-name="P17">max_icnt2mem_latency = 36 </text:p>
      <text:p text:style-name="P17">max_icnt2sh_latency = 5806 </text:p>
      <text:p text:style-name="P17"/>
      <text:p text:style-name="P13"><text:s/><text:span text:style-name="T1">//////</text:span><text:span text:style-name="T3">///////</text:span><text:span text:style-name="T7">ispass</text:span><text:span text:style-name="T3">/</text:span><text:span text:style-name="T7">nqu</text:span></text:p>
      <text:p text:style-name="P13"/>
      <text:p text:style-name="P4">//<text:span text:style-name="T12">without cache</text:span></text:p>
      <text:p text:style-name="P18">gpu_sim_cycle = 34915</text:p>
      <text:p text:style-name="P18">gpu_sim_insn = 1572593</text:p>
      <text:p text:style-name="P18">gpu_ipc = <text:s text:c="5"/>45.0406</text:p>
      <text:p text:style-name="P18">gpu_tot_sim_cycle = 34915</text:p>
      <text:p text:style-name="P18">gpu_tot_sim_insn = 1572593</text:p>
      <text:p text:style-name="P18">gpu_tot_ipc = <text:s text:c="5"/>45.0406</text:p>
      <text:p text:style-name="P18">gpu_tot_issued_cta = 0</text:p>
      <text:p text:style-name="P18">gpu_stall_dramfull = 1043</text:p>
      <text:p text:style-name="P18">gpu_stall_icnt2sh <text:s text:c="3"/>= 512</text:p>
      <text:p text:style-name="P18"/>
      <text:p text:style-name="P18">maxmrqlatency = 37 </text:p>
      <text:p text:style-name="P18">maxdqlatency = 0 </text:p>
      <text:p text:style-name="P18">maxmflatency = 360 </text:p>
      <text:p text:style-name="P18">averagemflatency = 196 </text:p>
      <text:p text:style-name="P18">max_icnt2mem_latency = 85 </text:p>
      <text:p text:style-name="P18">max_icnt2sh_latency = 34914 </text:p>
      <text:p text:style-name="P18"/>
      <text:p text:style-name="P13"><text:soft-page-break/><text:span text:style-name="T7">//with cache</text:span></text:p>
      <text:p text:style-name="P18">gpu_sim_cycle = 34911</text:p>
      <text:p text:style-name="P18">gpu_sim_insn = 1572593</text:p>
      <text:p text:style-name="P18">gpu_ipc = <text:s text:c="5"/>45.0458</text:p>
      <text:p text:style-name="P18">gpu_tot_sim_cycle = 34911</text:p>
      <text:p text:style-name="P18">gpu_tot_sim_insn = 1572593</text:p>
      <text:p text:style-name="P18">gpu_tot_ipc = <text:s text:c="5"/>45.0458</text:p>
      <text:p text:style-name="P18">gpu_tot_issued_cta = 0</text:p>
      <text:p text:style-name="P18">gpu_stall_dramfull = 1060</text:p>
      <text:p text:style-name="P18">gpu_stall_icnt2sh <text:s text:c="3"/>= 509</text:p>
      <text:p text:style-name="P18"/>
      <text:p text:style-name="P18">maxmrqlatency = 37 </text:p>
      <text:p text:style-name="P18">maxdqlatency = 0 </text:p>
      <text:p text:style-name="P18">maxmflatency = 362 </text:p>
      <text:p text:style-name="P18">averagemflatency = 197 </text:p>
      <text:p text:style-name="P18">max_icnt2mem_latency = 80 </text:p>
      <text:p text:style-name="P18">max_icnt2sh_latency = 34910 </text:p>
      <text:p text:style-name="P18"/>
      <text:p text:style-name="P18">--<text:span text:style-name="T15">lrr scheduling cd 4</text:span></text:p>
      <text:p text:style-name="P18"/>
      <text:p text:style-name="P23">gpu_sim_cycle = 34916</text:p>
      <text:p text:style-name="P23">gpu_sim_insn = 1572593</text:p>
      <text:p text:style-name="P23">gpu_ipc = <text:s text:c="5"/>45.0393</text:p>
      <text:p text:style-name="P23">gpu_tot_sim_cycle = 34916</text:p>
      <text:p text:style-name="P23">gpu_tot_sim_insn = 1572593</text:p>
      <text:p text:style-name="P23">gpu_tot_ipc = <text:s text:c="5"/>45.0393</text:p>
      <text:p text:style-name="P23">gpu_tot_issued_cta = 0</text:p>
      <text:p text:style-name="P23">gpu_stall_dramfull = 1011</text:p>
      <text:p text:style-name="P23">gpu_stall_icnt2sh <text:s text:c="3"/>= 512</text:p>
      <text:p text:style-name="P23"/>
      <text:p text:style-name="P23">maxmrqlatency = 37 </text:p>
      <text:p text:style-name="P23">maxdqlatency = 0 </text:p>
      <text:p text:style-name="P23">maxmflatency = 362 </text:p>
      <text:p text:style-name="P23">averagemflatency = 195 </text:p>
      <text:p text:style-name="P23">max_icnt2mem_latency = 63 </text:p>
      <text:p text:style-name="P23">max_icnt2sh_latency = 34915 </text:p>
      <text:p text:style-name="P23"/>
      <text:p text:style-name="P23">--original scheduling cd 4</text:p>
      <text:p text:style-name="P23"/>
      <text:p text:style-name="P23">gpu_sim_cycle = 34915</text:p>
      <text:p text:style-name="P23">gpu_sim_insn = 1572593</text:p>
      <text:p text:style-name="P23">gpu_ipc = <text:s text:c="5"/>45.0406</text:p>
      <text:p text:style-name="P23">gpu_tot_sim_cycle = 34915</text:p>
      <text:p text:style-name="P23">gpu_tot_sim_insn = 1572593</text:p>
      <text:p text:style-name="P23">gpu_tot_ipc = <text:s text:c="5"/>45.0406</text:p>
      <text:p text:style-name="P23">gpu_tot_issued_cta = 0</text:p>
      <text:p text:style-name="P23">gpu_stall_dramfull = 1043</text:p>
      <text:p text:style-name="P23">gpu_stall_icnt2sh <text:s text:c="3"/>= 512</text:p>
      <text:p text:style-name="P23"/>
      <text:p text:style-name="P23">maxmrqlatency = 37 </text:p>
      <text:p text:style-name="P23">maxdqlatency = 0 </text:p>
      <text:p text:style-name="P23">maxmflatency = 360 </text:p>
      <text:p text:style-name="P23"><text:soft-page-break/>averagemflatency = 196 </text:p>
      <text:p text:style-name="P23">max_icnt2mem_latency = 85 </text:p>
      <text:p text:style-name="P23">max_icnt2sh_latency = 34914</text:p>
      <text:p text:style-name="P18"/>
      <text:p text:style-name="P19">--<text:span text:style-name="T15">Greedy then oldest scheduler cd4</text:span></text:p>
      <text:p text:style-name="P18"/>
      <text:p text:style-name="P23">gpu_sim_cycle = 34779</text:p>
      <text:p text:style-name="P23">gpu_sim_insn = 1572593</text:p>
      <text:p text:style-name="P23">gpu_ipc = <text:s text:c="5"/>45.2167</text:p>
      <text:p text:style-name="P23">gpu_tot_sim_cycle = 34779</text:p>
      <text:p text:style-name="P23">gpu_tot_sim_insn = 1572593</text:p>
      <text:p text:style-name="P23">gpu_tot_ipc = <text:s text:c="5"/>45.2167</text:p>
      <text:p text:style-name="P23">gpu_tot_issued_cta = 0</text:p>
      <text:p text:style-name="P23">gpu_stall_dramfull = 976</text:p>
      <text:p text:style-name="P23">gpu_stall_icnt2sh <text:s text:c="3"/>= 518</text:p>
      <text:p text:style-name="P23"/>
      <text:p text:style-name="P23">maxmrqlatency = 37 </text:p>
      <text:p text:style-name="P23">maxdqlatency = 0 </text:p>
      <text:p text:style-name="P23">maxmflatency = 363 </text:p>
      <text:p text:style-name="P23">averagemflatency = 194 </text:p>
      <text:p text:style-name="P23">max_icnt2mem_latency = 67 </text:p>
      <text:p text:style-name="P23">max_icnt2sh_latency = 34778 </text:p>
      <text:p text:style-name="P18"/>
      <text:p text:style-name="P18"/>
      <text:p text:style-name="P14"><text:span text:style-name="T1">//////</text:span><text:span text:style-name="T3">///////</text:span><text:span text:style-name="T7">ispass</text:span><text:span text:style-name="T3">/</text:span><text:span text:style-name="T8">RAY</text:span></text:p>
      <text:p text:style-name="P14"/>
      <text:p text:style-name="P14"><text:span text:style-name="T8">//without cache</text:span></text:p>
      <text:p text:style-name="P14"><text:span text:style-name="T8"/></text:p>
      <text:p text:style-name="P20">gpu_sim_cycle = 132424</text:p>
      <text:p text:style-name="P20">gpu_sim_insn = 46866782</text:p>
      <text:p text:style-name="P20">gpu_ipc = <text:s text:c="4"/>353.9146</text:p>
      <text:p text:style-name="P20">gpu_tot_sim_cycle = 132424</text:p>
      <text:p text:style-name="P20">gpu_tot_sim_insn = 46866782</text:p>
      <text:p text:style-name="P20">gpu_tot_ipc = <text:s text:c="4"/>353.9146</text:p>
      <text:p text:style-name="P20">gpu_tot_issued_cta = 0</text:p>
      <text:p text:style-name="P20">gpu_stall_dramfull = 23020</text:p>
      <text:p text:style-name="P20">gpu_stall_icnt2sh <text:s text:c="3"/>= 2822</text:p>
      <text:p text:style-name="P20"/>
      <text:p text:style-name="P20">maxmrqlatency = 331 </text:p>
      <text:p text:style-name="P20">maxdqlatency = 0 </text:p>
      <text:p text:style-name="P20">maxmflatency = 1930 </text:p>
      <text:p text:style-name="P20">averagemflatency = 272 </text:p>
      <text:p text:style-name="P20">max_icnt2mem_latency = 1295 </text:p>
      <text:p text:style-name="P20">max_icnt2sh_latency = 132423 </text:p>
      <text:p text:style-name="P20"/>
      <text:p text:style-name="P6">//<text:span text:style-name="T13">with cache</text:span></text:p>
      <text:p text:style-name="P6"/>
      <text:p text:style-name="P21">gpu_sim_cycle = 134207</text:p>
      <text:p text:style-name="P21">gpu_sim_insn = 46866782</text:p>
      <text:p text:style-name="P21">gpu_ipc = <text:s text:c="4"/>349.2127</text:p>
      <text:p text:style-name="P21">gpu_tot_sim_cycle = 134207</text:p>
      <text:p text:style-name="P21">gpu_tot_sim_insn = 46866782</text:p>
      <text:p text:style-name="P21"><text:soft-page-break/>gpu_tot_ipc = <text:s text:c="4"/>349.2127</text:p>
      <text:p text:style-name="P21">gpu_tot_issued_cta = 0</text:p>
      <text:p text:style-name="P21">gpu_stall_dramfull = 23074</text:p>
      <text:p text:style-name="P21">gpu_stall_icnt2sh <text:s text:c="3"/>= 3019</text:p>
      <text:p text:style-name="P21"/>
      <text:p text:style-name="P21">maxmrqlatency = 331 </text:p>
      <text:p text:style-name="P21">maxdqlatency = 0 </text:p>
      <text:p text:style-name="P21">maxmflatency = 1930 </text:p>
      <text:p text:style-name="P21">averagemflatency = 272 </text:p>
      <text:p text:style-name="P21">max_icnt2mem_latency = 1295 </text:p>
      <text:p text:style-name="P21">max_icnt2sh_latency = 134206 </text:p>
      <text:p text:style-name="P21"/>
      <text:p text:style-name="P7">//<text:span text:style-name="T14">raycd1</text:span></text:p>
      <text:p text:style-name="P21"/>
      <text:p text:style-name="P22">gpu_sim_cycle = 132128</text:p>
      <text:p text:style-name="P22">gpu_sim_insn = 46866782</text:p>
      <text:p text:style-name="P22">gpu_ipc = <text:s text:c="4"/>354.7074</text:p>
      <text:p text:style-name="P22">gpu_tot_sim_cycle = 132128</text:p>
      <text:p text:style-name="P22">gpu_tot_sim_insn = 46866782</text:p>
      <text:p text:style-name="P22">gpu_tot_ipc = <text:s text:c="4"/>354.7074</text:p>
      <text:p text:style-name="P22">gpu_tot_issued_cta = 0</text:p>
      <text:p text:style-name="P22">gpu_stall_dramfull = 22987</text:p>
      <text:p text:style-name="P22">gpu_stall_icnt2sh <text:s text:c="3"/>= 2945</text:p>
      <text:p text:style-name="P22"/>
      <text:p text:style-name="P22">maxmrqlatency = 331 </text:p>
      <text:p text:style-name="P22">maxdqlatency = 0 </text:p>
      <text:p text:style-name="P22">maxmflatency = 1930 </text:p>
      <text:p text:style-name="P22">averagemflatency = 272 </text:p>
      <text:p text:style-name="P22">max_icnt2mem_latency = 1295 </text:p>
      <text:p text:style-name="P22">max_icnt2sh_latency = 132127 </text:p>
      <text:p text:style-name="P22"/>
      <text:p text:style-name="P8">//raycd4</text:p>
      <text:p text:style-name="P21"/>
      <text:p text:style-name="P22">gpu_sim_cycle = 134313</text:p>
      <text:p text:style-name="P22">gpu_sim_insn = 46866782</text:p>
      <text:p text:style-name="P22">gpu_ipc = <text:s text:c="4"/>348.9371</text:p>
      <text:p text:style-name="P22">gpu_tot_sim_cycle = 134313</text:p>
      <text:p text:style-name="P22">gpu_tot_sim_insn = 46866782</text:p>
      <text:p text:style-name="P22">gpu_tot_ipc = <text:s text:c="4"/>348.9371</text:p>
      <text:p text:style-name="P22">gpu_tot_issued_cta = 0</text:p>
      <text:p text:style-name="P22">gpu_stall_dramfull = 22944</text:p>
      <text:p text:style-name="P22">gpu_stall_icnt2sh <text:s text:c="3"/>= 2816</text:p>
      <text:p text:style-name="P22"/>
      <text:p text:style-name="P22">maxmrqlatency = 331 </text:p>
      <text:p text:style-name="P22">maxdqlatency = 0 </text:p>
      <text:p text:style-name="P22">maxmflatency = 1930 </text:p>
      <text:p text:style-name="P22">averagemflatency = 271 </text:p>
      <text:p text:style-name="P22">max_icnt2mem_latency = 1295 </text:p>
      <text:p text:style-name="P22">max_icnt2sh_latency = 134312 </text:p>
      <text:p text:style-name="P22"/>
      <text:p text:style-name="P8">//raycd8</text:p>
      <text:p text:style-name="P8"/>
      <text:p text:style-name="P22"><text:soft-page-break/>gpu_sim_cycle = 131533</text:p>
      <text:p text:style-name="P22">gpu_sim_insn = 46866782</text:p>
      <text:p text:style-name="P22">gpu_ipc = <text:s text:c="4"/>356.3120</text:p>
      <text:p text:style-name="P22">gpu_tot_sim_cycle = 131533</text:p>
      <text:p text:style-name="P22">gpu_tot_sim_insn = 46866782</text:p>
      <text:p text:style-name="P22">gpu_tot_ipc = <text:s text:c="4"/>356.3120</text:p>
      <text:p text:style-name="P22">gpu_tot_issued_cta = 0</text:p>
      <text:p text:style-name="P22">gpu_stall_dramfull = 23074</text:p>
      <text:p text:style-name="P22">gpu_stall_icnt2sh <text:s text:c="3"/>= 2877</text:p>
      <text:p text:style-name="P22"/>
      <text:p text:style-name="P22">maxmrqlatency = 331 </text:p>
      <text:p text:style-name="P22">maxdqlatency = 0 </text:p>
      <text:p text:style-name="P22">maxmflatency = 1930 </text:p>
      <text:p text:style-name="P22">averagemflatency = 272 </text:p>
      <text:p text:style-name="P22">max_icnt2mem_latency = 1295 </text:p>
      <text:p text:style-name="P22">max_icnt2sh_latency = 131532 </text:p>
      <text:p text:style-name="P22"/>
      <text:p text:style-name="P15"><text:span text:style-name="T1">//////</text:span><text:span text:style-name="T3">///////</text:span><text:span text:style-name="T7">ispass</text:span><text:span text:style-name="T3">/</text:span><text:span text:style-name="T9">ScalarProduct</text:span></text:p>
      <text:p text:style-name="P15"/>
      <text:p text:style-name="P15"><text:span text:style-name="T9">//with cache</text:span></text:p>
      <text:p text:style-name="P15"/>
      <text:p text:style-name="P21">gpu_sim_cycle = 53046</text:p>
      <text:p text:style-name="P21">gpu_sim_insn = 22083328</text:p>
      <text:p text:style-name="P21">gpu_ipc = <text:s text:c="4"/>416.3052</text:p>
      <text:p text:style-name="P21">gpu_tot_sim_cycle = 53046</text:p>
      <text:p text:style-name="P21">gpu_tot_sim_insn = 22083328</text:p>
      <text:p text:style-name="P21">gpu_tot_ipc = <text:s text:c="4"/>416.3052</text:p>
      <text:p text:style-name="P21">gpu_tot_issued_cta = 0</text:p>
      <text:p text:style-name="P21">gpu_stall_dramfull = 7578</text:p>
      <text:p text:style-name="P21">gpu_stall_icnt2sh <text:s text:c="3"/>= 1201</text:p>
      <text:p text:style-name="P21"/>
      <text:p text:style-name="P21">maxmrqlatency = 722 </text:p>
      <text:p text:style-name="P21">maxdqlatency = 0 </text:p>
      <text:p text:style-name="P21">maxmflatency = 1054 </text:p>
      <text:p text:style-name="P21">averagemflatency = 306 </text:p>
      <text:p text:style-name="P21">max_icnt2mem_latency = 214 </text:p>
      <text:p text:style-name="P21">max_icnt2sh_latency = 53045 </text:p>
      <text:p text:style-name="P21"/>
      <text:p text:style-name="P7">//without cache</text:p>
      <text:p text:style-name="P7"/>
      <text:p text:style-name="P21">gpu_sim_cycle = 53046</text:p>
      <text:p text:style-name="P21">gpu_sim_insn = 22083328</text:p>
      <text:p text:style-name="P21">gpu_ipc = <text:s text:c="4"/>416.3052</text:p>
      <text:p text:style-name="P21">gpu_tot_sim_cycle = 53046</text:p>
      <text:p text:style-name="P21">gpu_tot_sim_insn = 22083328</text:p>
      <text:p text:style-name="P21">gpu_tot_ipc = <text:s text:c="4"/>416.3052</text:p>
      <text:p text:style-name="P21">gpu_tot_issued_cta = 0</text:p>
      <text:p text:style-name="P21">gpu_stall_dramfull = 7578</text:p>
      <text:p text:style-name="P21">gpu_stall_icnt2sh <text:s text:c="3"/>= 1201</text:p>
      <text:p text:style-name="P21"/>
      <text:p text:style-name="P21">maxmrqlatency = 722 </text:p>
      <text:p text:style-name="P21">maxdqlatency = 0 </text:p>
      <text:p text:style-name="P21"><text:soft-page-break/>maxmflatency = 1054 </text:p>
      <text:p text:style-name="P21">averagemflatency = 306 </text:p>
      <text:p text:style-name="P21">max_icnt2mem_latency = 214 </text:p>
      <text:p text:style-name="P21">max_icnt2sh_latency = 53045 </text:p>
      <text:p text:style-name="P21"/>
      <text:p text:style-name="P15"><text:span text:style-name="T1">//////</text:span><text:span text:style-name="T3">///////</text:span><text:span text:style-name="T7">ispass</text:span><text:span text:style-name="T3">/</text:span><text:span text:style-name="T9">ScalarProdu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0:19:24.312767632</meta:creation-date>
    <dc:date>2018-12-24T17:07:02.383857544</dc:date>
    <meta:editing-duration>PT11M53S</meta:editing-duration>
    <meta:editing-cycles>1</meta:editing-cycles>
    <meta:document-statistic meta:table-count="2" meta:image-count="0" meta:object-count="0" meta:page-count="9" meta:paragraph-count="351" meta:word-count="1114" meta:character-count="8957" meta:non-whitespace-character-count="7555"/>
    <meta:generator>LibreOffice/4.2.8.2$Linux_X86_64 LibreOffice_project/420m0$Build-2</meta:generator>
  </office:meta>
</office:document-meta>
</file>